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5230000009F8E21E683A0DF30E6.png" manifest:media-type="image/png"/>
  <manifest:file-entry manifest:full-path="Pictures/100002010000051C0000010E8D40100B45191C7B.png" manifest:media-type="image/png"/>
  <manifest:file-entry manifest:full-path="Pictures/10000201000004FF00000280883796FAEAF1CC7F.png" manifest:media-type="image/png"/>
  <manifest:file-entry manifest:full-path="Pictures/100002010000050A0000021DEE621CC7109DB442.png" manifest:media-type="image/png"/>
  <manifest:file-entry manifest:full-path="Pictures/10000201000005160000008B30222E030349AF62.png" manifest:media-type="image/png"/>
  <manifest:file-entry manifest:full-path="Pictures/100002010000050B000001431FA509A9A21C8E3F.png" manifest:media-type="image/png"/>
  <manifest:file-entry manifest:full-path="Pictures/100002010000053E0000004A0A310291B57FF537.png" manifest:media-type="image/png"/>
  <manifest:file-entry manifest:full-path="Pictures/100002010000051900000291DAB3A5DDF7A6BC9B.png" manifest:media-type="image/png"/>
  <manifest:file-entry manifest:full-path="Pictures/1000020100000519000000D5F8AA89B5C9E1591B.png" manifest:media-type="image/png"/>
  <manifest:file-entry manifest:full-path="Pictures/10000201000005370000007056F2D3F6DC6EF497.png" manifest:media-type="image/png"/>
  <manifest:file-entry manifest:full-path="Pictures/100002010000050F00000256E2B91CD6B900C7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81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84cm, 0cm, 0.517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96cm, 0cm, 0.605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9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cm, 0cm, 0.433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8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3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409cm" svg:x="1.001cm" svg:y="0.988cm">
          <draw:image xlink:href="Pictures/100002010000051900000291DAB3A5DDF7A6BC9B.png" xlink:type="simple" xlink:show="embed" xlink:actuate="onLoad" loext:mime-type="image/png">
            <text:p/>
          </draw:image>
        </draw:frame>
        <draw:frame draw:style-name="gr2" draw:text-style-name="P1" draw:layer="layout" svg:width="18.999cm" svg:height="4.417cm" svg:x="0.995cm" svg:y="10.352cm">
          <draw:image xlink:href="Pictures/100002010000050B000001431FA509A9A21C8E3F.png" xlink:type="simple" xlink:show="embed" xlink:actuate="onLoad" loext:mime-type="image/png">
            <text:p/>
          </draw:image>
        </draw:frame>
        <draw:frame draw:style-name="gr3" draw:text-style-name="P1" draw:layer="layout" svg:width="18.999cm" svg:height="2.604cm" svg:x="0.827cm" svg:y="14.786cm">
          <draw:image xlink:href="Pictures/1000020100000519000000D5F8AA89B5C9E1591B.png" xlink:type="simple" xlink:show="embed" xlink:actuate="onLoad" loext:mime-type="image/png">
            <text:p/>
          </draw:image>
        </draw:frame>
        <draw:frame draw:style-name="gr4" draw:text-style-name="P1" draw:layer="layout" svg:width="18.999cm" svg:height="8.595cm" svg:x="0.827cm" svg:y="17.464cm">
          <draw:image xlink:href="Pictures/100002010000050F00000256E2B91CD6B900C722.png" xlink:type="simple" xlink:show="embed" xlink:actuate="onLoad" loext:mime-type="image/png">
            <text:p/>
          </draw:image>
        </draw:frame>
        <draw:frame draw:style-name="gr5" draw:text-style-name="P1" draw:layer="layout" svg:width="18.999cm" svg:height="1.046cm" svg:x="0.827cm" svg:y="25.85cm">
          <draw:image xlink:href="Pictures/100002010000053E0000004A0A310291B57FF537.png" xlink:type="simple" xlink:show="embed" xlink:actuate="onLoad" loext:mime-type="image/png">
            <text:p/>
          </draw:image>
        </draw:frame>
        <draw:frame draw:style-name="gr6" draw:text-style-name="P1" draw:layer="layout" svg:width="18.999cm" svg:height="1.65cm" svg:x="0.827cm" svg:y="27.062cm">
          <draw:image xlink:href="Pictures/10000201000005160000008B30222E030349AF62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5" draw:text-style-name="P1" draw:layer="layout" svg:width="18.999cm" svg:height="7.967cm" svg:x="0.927cm" svg:y="1.004cm">
          <draw:image xlink:href="Pictures/100002010000050A0000021DEE621CC7109DB442.png" xlink:type="simple" xlink:show="embed" xlink:actuate="onLoad" loext:mime-type="image/png">
            <text:p/>
          </draw:image>
        </draw:frame>
        <draw:frame draw:style-name="gr5" draw:text-style-name="P1" draw:layer="layout" svg:width="18.999cm" svg:height="1.592cm" svg:x="0.927cm" svg:y="8.85cm">
          <draw:image xlink:href="Pictures/10000201000005370000007056F2D3F6DC6EF497.png" xlink:type="simple" xlink:show="embed" xlink:actuate="onLoad" loext:mime-type="image/png">
            <text:p/>
          </draw:image>
        </draw:frame>
        <draw:frame draw:style-name="gr7" draw:text-style-name="P1" draw:layer="layout" svg:width="18.999cm" svg:height="9.434cm" svg:x="0.927cm" svg:y="10.552cm">
          <draw:image xlink:href="Pictures/10000201000004FF00000280883796FAEAF1CC7F.png" xlink:type="simple" xlink:show="embed" xlink:actuate="onLoad" loext:mime-type="image/png">
            <text:p/>
          </draw:image>
        </draw:frame>
        <draw:frame draw:style-name="gr8" draw:text-style-name="P1" draw:layer="layout" svg:width="18.999cm" svg:height="2.119cm" svg:x="0.927cm" svg:y="19.985cm">
          <draw:image xlink:href="Pictures/10000201000005230000009F8E21E683A0DF30E6.png" xlink:type="simple" xlink:show="embed" xlink:actuate="onLoad" loext:mime-type="image/png">
            <text:p/>
          </draw:image>
        </draw:frame>
        <draw:frame draw:style-name="gr5" draw:text-style-name="P1" draw:layer="layout" svg:width="18.999cm" svg:height="3.921cm" svg:x="1.027cm" svg:y="22.095cm">
          <draw:image xlink:href="Pictures/100002010000051C0000010E8D40100B45191C7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3T15:47:28.383232180</meta:creation-date>
    <dc:date>2019-11-13T15:56:17.243150328</dc:date>
    <meta:editing-duration>PT8M49S</meta:editing-duration>
    <meta:editing-cycles>1</meta:editing-cycles>
    <meta:document-statistic meta:object-count="11"/>
    <meta:generator>LibreOffice/6.3.2.2$Linux_X86_64 LibreOffice_project/30$Build-2</meta:generator>
  </office:meta>
</office:document-meta>
</file>